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 yum 命令</text:h>
      <text:p text:style-name="Text_20_body">yum（ Yellow dog Updater, Modified）是一个在Fedora和RedHat以及SUSE中的Shell前端软件包管理器。 </text:p>
      <text:p text:style-name="Text_20_body">基於RPM包管理，能够从指定的服务器自动下载RPM包并且安装，可以自动处理依赖性关系，并且一次安装所有依赖的软体包，无须繁琐地一次次下载、安装。 </text:p>
      <text:p text:style-name="Text_20_body">yum提供了查找、安装、删除某一个、一组甚至全部软件包的命令，而且命令简洁而又好记。 </text:p>
      <text:h text:style-name="Heading_20_3" text:outline-level="3">yum 语法</text:h>
      <text:p text:style-name="P5">yum [options] [command] [package ...]</text:p>
      <text:list xml:id="list3380015226535427660" text:style-name="L1">
        <text:list-item>
          <text:p text:style-name="P3"><text:span text:style-name="Strong_20_Emphasis">options：</text:span>可选，选项包括-h（帮助），-y（当安装过程提示选择全部为"yes"），-q（不显示安装的过程）等等。 </text:p>
        </text:list-item>
        <text:list-item>
          <text:p text:style-name="P3"><text:span text:style-name="Strong_20_Emphasis">command：</text:span>要进行的操作。 </text:p>
        </text:list-item>
        <text:list-item>
          <text:p text:style-name="P1"><text:span text:style-name="Strong_20_Emphasis">package</text:span>操作的对象。</text:p>
        </text:list-item>
      </text:list>
      <text:p text:style-name="Horizontal_20_Line"/>
      <text:h text:style-name="Heading_20_2" text:outline-level="2">yum常用命令</text:h>
      <text:list xml:id="list2922611510336197316" text:style-name="L2">
        <text:list-item>
          <text:p text:style-name="P4">1.列出所有可更新的软件清单命令：yum check-update</text:p>
        </text:list-item>
        <text:list-item>
          <text:p text:style-name="P4">2.更新所有软件命令：yum update</text:p>
        </text:list-item>
        <text:list-item>
          <text:p text:style-name="P4">3.仅安装指定的软件命令：yum install &lt;package_name&gt;</text:p>
        </text:list-item>
        <text:list-item>
          <text:p text:style-name="P4">4.仅更新指定的软件命令：yum update &lt;package_name&gt;</text:p>
        </text:list-item>
        <text:list-item>
          <text:p text:style-name="P4">5.列出所有可安裝的软件清单命令：yum list </text:p>
        </text:list-item>
        <text:list-item>
          <text:p text:style-name="P4">6.删除软件包命令：yum remove &lt;package_name&gt; </text:p>
        </text:list-item>
        <text:list-item>
          <text:p text:style-name="P4">7.查找软件包 命令：yum search &lt;keyword&gt; </text:p>
        </text:list-item>
        <text:list-item>
          <text:p text:style-name="P4">8.清除缓存命令: </text:p>
          <text:list>
            <text:list-item>
              <text:p text:style-name="P4">yum clean packages: 清除缓存目录下的软件包</text:p>
            </text:list-item>
            <text:list-item>
              <text:p text:style-name="P4">yum clean headers: 清除缓存目录下的 headers</text:p>
            </text:list-item>
            <text:list-item>
              <text:p text:style-name="P4">yum clean oldheaders: 清除缓存目录下旧的 headers</text:p>
            </text:list-item>
            <text:list-item>
              <text:p text:style-name="P2">yum clean, yum clean all (= yum clean packages; yum clean oldheaders) :清除缓存目录下的软件包及旧的headers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2:20:23.243415965</meta:creation-date>
    <dc:date>2019-09-11T12:20:44.034715676</dc:date>
    <meta:editing-duration>PT25S</meta:editing-duration>
    <meta:editing-cycles>1</meta:editing-cycles>
    <meta:document-statistic meta:table-count="0" meta:image-count="0" meta:object-count="0" meta:page-count="1" meta:paragraph-count="22" meta:word-count="408" meta:character-count="789" meta:non-whitespace-character-count="733"/>
    <meta:generator>LibreOffice/5.1.6.2$Linux_X86_64 LibreOffice_project/10m0$Build-2</meta:generator>
  </office:meta>
</office:document-meta>
</file>